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3.75pt" style:use-optimal-column-width="false"/>
    </style:style>
    <style:style style:name="ACOL-2" style:family="table-column">
      <style:table-column-properties style:column-width="122.25pt" style:use-optimal-column-width="true"/>
    </style:style>
    <style:style style:name="ACOL-3" style:family="table-column">
      <style:table-column-properties style:column-width="115.5pt" style:use-optimal-column-width="true"/>
    </style:style>
    <style:style style:name="ACOL-4" style:family="table-column">
      <style:table-column-properties style:column-width="135.75pt" style:use-optimal-column-width="tru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1"/>
        <table:table-column table:style-name="ACOL-2"/>
        <table:table-column table:style-name="ACOL-3"/>
        <table:table-column table:style-name="ACOL-4"/>
        <table:table-column table:style-name="ACOL-0"/>
        <table:table-column table:style-name="ACOL-2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2.690 MHz</text:p>
          </table:table-cell>
          <table:table-cell table:style-name="Gnumeric-default" office:value-type="string">
            <text:p>92.690</text:p>
          </table:table-cell>
          <table:table-cell table:style-name="Gnumeric-default" table:formula="of:=[.D3]*50/50" office:value-type="float" office:value="92.689999999999998">
            <text:p>92.69</text:p>
          </table:table-cell>
          <table:table-cell table:style-name="Gnumeric-default" office:value-type="float" office:value="11.272">
            <text:p>11.272</text:p>
          </table:table-cell>
          <table:table-cell table:style-name="Gnumeric-default" office:value-type="float" office:value="0.187">
            <text:p>0.187</text:p>
          </table:table-cell>
          <table:table-cell table:style-name="Gnumeric-default" office:value-type="float" office:value="14.396000000000001">
            <text:p>14.396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4M2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8.430 MHz</text:p>
          </table:table-cell>
          <table:table-cell table:style-name="Gnumeric-default" office:value-type="string">
            <text:p>98.430</text:p>
          </table:table-cell>
          <table:table-cell table:style-name="Gnumeric-default" table:formula="of:=[.D4]*50/50" office:value-type="float" office:value="98.430000000000007">
            <text:p>98.43</text:p>
          </table:table-cell>
          <table:table-cell table:style-name="Gnumeric-default" office:value-type="float" office:value="11.587">
            <text:p>11.587</text:p>
          </table:table-cell>
          <table:table-cell table:style-name="Gnumeric-default" office:value-type="float" office:value="0.26100000000000001">
            <text:p>0.261</text:p>
          </table:table-cell>
          <table:table-cell table:style-name="Gnumeric-default" office:value-type="float" office:value="14.595000000000001">
            <text:p>14.595</text:p>
          </table:table-cell>
          <table:table-cell table:style-name="Gnumeric-default" office:value-type="float" office:value="0.33300000000000002">
            <text:p>0.333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4M2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1.790 MHz</text:p>
          </table:table-cell>
          <table:table-cell table:style-name="Gnumeric-default" office:value-type="string">
            <text:p>91.790</text:p>
          </table:table-cell>
          <table:table-cell table:style-name="Gnumeric-default" table:formula="of:=[.D5]*50/50" office:value-type="float" office:value="91.790000000000006">
            <text:p>91.79</text:p>
          </table:table-cell>
          <table:table-cell table:style-name="Gnumeric-default" office:value-type="float" office:value="11.218999999999999">
            <text:p>11.219</text:p>
          </table:table-cell>
          <table:table-cell table:style-name="Gnumeric-default" office:value-type="float" office:value="0.28499999999999998">
            <text:p>0.285</text:p>
          </table:table-cell>
          <table:table-cell table:style-name="Gnumeric-default" office:value-type="float" office:value="14.749000000000001">
            <text:p>14.749</text:p>
          </table:table-cell>
          <table:table-cell table:style-name="Gnumeric-default" office:value-type="float" office:value="0.35899999999999999">
            <text:p>0.359</text:p>
          </table:table-cell>
          <table:table-cell table:style-name="Gnumeric-default" office:value-type="float" office:value="427">
            <text:p>427</text:p>
          </table:table-cell>
          <table:table-cell table:style-name="ACE-4" office:value-type="time" office:time-value="PT00H06M19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8.920 MHz</text:p>
          </table:table-cell>
          <table:table-cell table:style-name="Gnumeric-default" office:value-type="string">
            <text:p>108.920</text:p>
          </table:table-cell>
          <table:table-cell table:style-name="Gnumeric-default" table:formula="of:=[.D6]*50/50" office:value-type="float" office:value="108.92">
            <text:p>108.92</text:p>
          </table:table-cell>
          <table:table-cell table:style-name="Gnumeric-default" office:value-type="float" office:value="12.076000000000001">
            <text:p>12.076</text:p>
          </table:table-cell>
          <table:table-cell table:style-name="Gnumeric-default" office:value-type="float" office:value="0.17100000000000001">
            <text:p>0.171</text:p>
          </table:table-cell>
          <table:table-cell table:style-name="Gnumeric-default" office:value-type="float" office:value="14.596">
            <text:p>14.596</text:p>
          </table:table-cell>
          <table:table-cell table:style-name="Gnumeric-default" office:value-type="float" office:value="0.42499999999999999">
            <text:p>0.425</text:p>
          </table:table-cell>
          <table:table-cell table:style-name="Gnumeric-default" office:value-type="float" office:value="427">
            <text:p>427</text:p>
          </table:table-cell>
          <table:table-cell table:style-name="ACE-4" office:value-type="time" office:time-value="PT00H04M12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4.960 MHz</text:p>
          </table:table-cell>
          <table:table-cell table:style-name="Gnumeric-default" office:value-type="string">
            <text:p>94.960</text:p>
          </table:table-cell>
          <table:table-cell table:style-name="Gnumeric-default" table:formula="of:=[.D7]*50/50" office:value-type="float" office:value="94.959999999999994">
            <text:p>94.96</text:p>
          </table:table-cell>
          <table:table-cell table:style-name="Gnumeric-default" office:value-type="float" office:value="11.401">
            <text:p>11.401</text:p>
          </table:table-cell>
          <table:table-cell table:style-name="Gnumeric-default" office:value-type="float" office:value="0.19500000000000001">
            <text:p>0.195</text:p>
          </table:table-cell>
          <table:table-cell table:style-name="Gnumeric-default" office:value-type="float" office:value="13.332000000000001">
            <text:p>13.332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428">
            <text:p>428</text:p>
          </table:table-cell>
          <table:table-cell table:style-name="ACE-4" office:value-type="time" office:time-value="PT00H05M40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106.580 MHz</text:p>
          </table:table-cell>
          <table:table-cell table:style-name="Gnumeric-default" office:value-type="string">
            <text:p>106.580</text:p>
          </table:table-cell>
          <table:table-cell table:style-name="Gnumeric-default" table:formula="of:=[.D8]*50/50" office:value-type="float" office:value="106.58">
            <text:p>106.58</text:p>
          </table:table-cell>
          <table:table-cell table:style-name="Gnumeric-default" office:value-type="float" office:value="11.975">
            <text:p>11.975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3.993">
            <text:p>13.993</text:p>
          </table:table-cell>
          <table:table-cell table:style-name="Gnumeric-default" office:value-type="float" office:value="0.35199999999999998">
            <text:p>0.352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6M04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780 MHz</text:p>
          </table:table-cell>
          <table:table-cell table:style-name="Gnumeric-default" office:value-type="string">
            <text:p>93.780</text:p>
          </table:table-cell>
          <table:table-cell table:style-name="Gnumeric-default" table:formula="of:=[.D9]*50/50" office:value-type="float" office:value="93.780000000000001">
            <text:p>93.78</text:p>
          </table:table-cell>
          <table:table-cell table:style-name="Gnumeric-default" office:value-type="float" office:value="11.335000000000001">
            <text:p>11.335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4.037000000000001">
            <text:p>14.037</text:p>
          </table:table-cell>
          <table:table-cell table:style-name="Gnumeric-default" office:value-type="float" office:value="0.34899999999999998">
            <text:p>0.349</text:p>
          </table:table-cell>
          <table:table-cell table:style-name="Gnumeric-default" office:value-type="float" office:value="425">
            <text:p>425</text:p>
          </table:table-cell>
          <table:table-cell table:style-name="ACE-4" office:value-type="time" office:time-value="PT00H04M4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90.980 MHz</text:p>
          </table:table-cell>
          <table:table-cell table:style-name="Gnumeric-default" office:value-type="string">
            <text:p>90.980</text:p>
          </table:table-cell>
          <table:table-cell table:style-name="Gnumeric-default" table:formula="of:=[.D10]*50/50" office:value-type="float" office:value="90.980000000000004">
            <text:p>90.98</text:p>
          </table:table-cell>
          <table:table-cell table:style-name="Gnumeric-default" office:value-type="float" office:value="11.170999999999999">
            <text:p>11.171</text:p>
          </table:table-cell>
          <table:table-cell table:style-name="Gnumeric-default" office:value-type="float" office:value="0.222">
            <text:p>0.222</text:p>
          </table:table-cell>
          <table:table-cell table:style-name="Gnumeric-default" office:value-type="float" office:value="14.56">
            <text:p>14.56</text:p>
          </table:table-cell>
          <table:table-cell table:style-name="Gnumeric-default" office:value-type="float" office:value="0.47999999999999998">
            <text:p>0.48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5M04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4.720 MHz</text:p>
          </table:table-cell>
          <table:table-cell table:style-name="Gnumeric-default" office:value-type="string">
            <text:p>84.720</text:p>
          </table:table-cell>
          <table:table-cell table:style-name="Gnumeric-default" table:formula="of:=[.D11]*50/50" office:value-type="float" office:value="84.719999999999999">
            <text:p>84.72</text:p>
          </table:table-cell>
          <table:table-cell table:style-name="Gnumeric-default" office:value-type="float" office:value="10.765000000000001">
            <text:p>10.765</text:p>
          </table:table-cell>
          <table:table-cell table:style-name="Gnumeric-default" office:value-type="float" office:value="0.16800000000000001">
            <text:p>0.168</text:p>
          </table:table-cell>
          <table:table-cell table:style-name="Gnumeric-default" office:value-type="float" office:value="14.66">
            <text:p>14.66</text:p>
          </table:table-cell>
          <table:table-cell table:style-name="Gnumeric-default" office:value-type="float" office:value="0.41999999999999998">
            <text:p>0.42</text:p>
          </table:table-cell>
          <table:table-cell table:style-name="Gnumeric-default" office:value-type="float" office:value="427">
            <text:p>427</text:p>
          </table:table-cell>
          <table:table-cell table:style-name="ACE-4" office:value-type="time" office:time-value="PT00H04M32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5.300 MHz</text:p>
          </table:table-cell>
          <table:table-cell table:style-name="Gnumeric-default" office:value-type="string">
            <text:p>85.300</text:p>
          </table:table-cell>
          <table:table-cell table:style-name="Gnumeric-default" table:formula="of:=[.D12]*50/50" office:value-type="float" office:value="85.299999999999997">
            <text:p>85.3</text:p>
          </table:table-cell>
          <table:table-cell table:style-name="Gnumeric-default" office:value-type="float" office:value="10.805">
            <text:p>10.805</text:p>
          </table:table-cell>
          <table:table-cell table:style-name="Gnumeric-default" office:value-type="float" office:value="0.16200000000000001">
            <text:p>0.162</text:p>
          </table:table-cell>
          <table:table-cell table:style-name="Gnumeric-default" office:value-type="float" office:value="13.775">
            <text:p>13.775</text:p>
          </table:table-cell>
          <table:table-cell table:style-name="Gnumeric-default" office:value-type="float" office:value="0.38300000000000001">
            <text:p>0.383</text:p>
          </table:table-cell>
          <table:table-cell table:style-name="Gnumeric-default" office:value-type="float" office:value="427">
            <text:p>427</text:p>
          </table:table-cell>
          <table:table-cell table:style-name="ACE-4" office:value-type="time" office:time-value="PT00H06M59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103.510 MHz</text:p>
          </table:table-cell>
          <table:table-cell table:style-name="Gnumeric-default" office:value-type="string">
            <text:p>103.510</text:p>
          </table:table-cell>
          <table:table-cell table:style-name="Gnumeric-default" table:formula="of:=[.D13]*50/50" office:value-type="float" office:value="103.51000000000001">
            <text:p>103.51</text:p>
          </table:table-cell>
          <table:table-cell table:style-name="Gnumeric-default" office:value-type="float" office:value="11.836">
            <text:p>11.836</text:p>
          </table:table-cell>
          <table:table-cell table:style-name="Gnumeric-default" office:value-type="float" office:value="0.26900000000000002">
            <text:p>0.269</text:p>
          </table:table-cell>
          <table:table-cell table:style-name="Gnumeric-default" office:value-type="float" office:value="14.326000000000001">
            <text:p>14.326</text:p>
          </table:table-cell>
          <table:table-cell table:style-name="Gnumeric-default" office:value-type="float" office:value="0.47899999999999998">
            <text:p>0.479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6M17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6.910 MHz</text:p>
          </table:table-cell>
          <table:table-cell table:style-name="Gnumeric-default" office:value-type="string">
            <text:p>96.910</text:p>
          </table:table-cell>
          <table:table-cell table:style-name="Gnumeric-default" table:formula="of:=[.D14]*50/50" office:value-type="float" office:value="96.909999999999997">
            <text:p>96.91</text:p>
          </table:table-cell>
          <table:table-cell table:style-name="Gnumeric-default" office:value-type="float" office:value="11.507">
            <text:p>11.507</text:p>
          </table:table-cell>
          <table:table-cell table:style-name="Gnumeric-default" office:value-type="float" office:value="0.156">
            <text:p>0.156</text:p>
          </table:table-cell>
          <table:table-cell table:style-name="Gnumeric-default" office:value-type="float" office:value="13.887">
            <text:p>13.887</text:p>
          </table:table-cell>
          <table:table-cell table:style-name="Gnumeric-default" office:value-type="float" office:value="0.45300000000000001">
            <text:p>0.453</text:p>
          </table:table-cell>
          <table:table-cell table:style-name="Gnumeric-default" office:value-type="float" office:value="428">
            <text:p>428</text:p>
          </table:table-cell>
          <table:table-cell table:style-name="ACE-4" office:value-type="time" office:time-value="PT00H04M2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710 MHz</text:p>
          </table:table-cell>
          <table:table-cell table:style-name="Gnumeric-default" office:value-type="string">
            <text:p>93.710</text:p>
          </table:table-cell>
          <table:table-cell table:style-name="Gnumeric-default" table:formula="of:=[.D15]*50/50" office:value-type="float" office:value="93.709999999999994">
            <text:p>93.71</text:p>
          </table:table-cell>
          <table:table-cell table:style-name="Gnumeric-default" office:value-type="float" office:value="11.331">
            <text:p>11.331</text:p>
          </table:table-cell>
          <table:table-cell table:style-name="Gnumeric-default" office:value-type="float" office:value="0.189">
            <text:p>0.189</text:p>
          </table:table-cell>
          <table:table-cell table:style-name="Gnumeric-default" office:value-type="float" office:value="13.641999999999999">
            <text:p>13.642</text:p>
          </table:table-cell>
          <table:table-cell table:style-name="Gnumeric-default" office:value-type="float" office:value="0.48299999999999998">
            <text:p>0.483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3M4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9.040 MHz</text:p>
          </table:table-cell>
          <table:table-cell table:style-name="Gnumeric-default" office:value-type="string">
            <text:p>89.040</text:p>
          </table:table-cell>
          <table:table-cell table:style-name="Gnumeric-default" table:formula="of:=[.D16]*50/50" office:value-type="float" office:value="89.040000000000006">
            <text:p>89.04</text:p>
          </table:table-cell>
          <table:table-cell table:style-name="Gnumeric-default" office:value-type="float" office:value="11.051">
            <text:p>11.051</text:p>
          </table:table-cell>
          <table:table-cell table:style-name="Gnumeric-default" office:value-type="float" office:value="0.23999999999999999">
            <text:p>0.24</text:p>
          </table:table-cell>
          <table:table-cell table:style-name="Gnumeric-default" office:value-type="float" office:value="14.571">
            <text:p>14.571</text:p>
          </table:table-cell>
          <table:table-cell table:style-name="Gnumeric-default" office:value-type="float" office:value="0.313">
            <text:p>0.313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2M45S">
            <text:p>00: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100.370 MHz</text:p>
          </table:table-cell>
          <table:table-cell table:style-name="Gnumeric-default" office:value-type="string">
            <text:p>100.370</text:p>
          </table:table-cell>
          <table:table-cell table:style-name="Gnumeric-default" table:formula="of:=[.D17]*50/50" office:value-type="float" office:value="100.37">
            <text:p>100.37</text:p>
          </table:table-cell>
          <table:table-cell table:style-name="Gnumeric-default" office:value-type="float" office:value="11.685">
            <text:p>11.685</text:p>
          </table:table-cell>
          <table:table-cell table:style-name="Gnumeric-default" office:value-type="float" office:value="0.26200000000000001">
            <text:p>0.262</text:p>
          </table:table-cell>
          <table:table-cell table:style-name="Gnumeric-default" office:value-type="float" office:value="14.257">
            <text:p>14.257</text:p>
          </table:table-cell>
          <table:table-cell table:style-name="Gnumeric-default" office:value-type="float" office:value="0.438">
            <text:p>0.438</text:p>
          </table:table-cell>
          <table:table-cell table:style-name="Gnumeric-default" office:value-type="float" office:value="427">
            <text:p>427</text:p>
          </table:table-cell>
          <table:table-cell table:style-name="ACE-4" office:value-type="time" office:time-value="PT00H03M0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7.210 MHz</text:p>
          </table:table-cell>
          <table:table-cell table:style-name="Gnumeric-default" office:value-type="string">
            <text:p>87.210</text:p>
          </table:table-cell>
          <table:table-cell table:style-name="Gnumeric-default" table:formula="of:=[.D18]*50/50" office:value-type="float" office:value="87.209999999999994">
            <text:p>87.21</text:p>
          </table:table-cell>
          <table:table-cell table:style-name="Gnumeric-default" office:value-type="float" office:value="10.933">
            <text:p>10.933</text:p>
          </table:table-cell>
          <table:table-cell table:style-name="Gnumeric-default" office:value-type="float" office:value="0.14699999999999999">
            <text:p>0.147</text:p>
          </table:table-cell>
          <table:table-cell table:style-name="Gnumeric-default" office:value-type="float" office:value="13.718999999999999">
            <text:p>13.719</text:p>
          </table:table-cell>
          <table:table-cell table:style-name="Gnumeric-default" office:value-type="float" office:value="0.505">
            <text:p>0.505</text:p>
          </table:table-cell>
          <table:table-cell table:style-name="Gnumeric-default" office:value-type="float" office:value="426">
            <text:p>426</text:p>
          </table:table-cell>
          <table:table-cell table:style-name="ACE-4" office:value-type="time" office:time-value="PT00H04M38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AVERAGE([.E3:.E18])" office:value-type="float" office:value="94.931250000000006">
            <text:p>94.93125</text:p>
          </table:table-cell>
          <table:table-cell table:number-columns-repeated="4" table:style-name="Gnumeric-default"/>
          <table:table-cell table:style-name="ACE-2" table:formula="of:=AVERAGE([.J3:.J18])" office:value-type="float" office:value="426.5">
            <text:p>426.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2" table:formula="of:=STDEV([.E3:.E18])" office:value-type="float" office:value="7.1897425776819963">
            <text:p>7.1897426</text:p>
          </table:table-cell>
          <table:table-cell table:number-columns-repeated="4" table:style-name="Gnumeric-default"/>
          <table:table-cell table:style-name="ACE-2" table:formula="of:=STDEV([.J3:.J18])" office:value-type="float" office:value="0.81649658092772603">
            <text:p>0.816496580927726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2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style-name="Gnumeric-default" office:value-type="string">
            <text:p>Advantage</text:p>
          </table:table-cell>
          <table:table-cell table:style-name="ACE-5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13</text:p>
          </table:table-cell>
          <table:table-cell table:style-name="Gnumeric-default" table:formula="of:=[.B24]*60+[.C24]" office:value-type="float" office:value="85.313000000000002">
            <text:p>85.31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4]/([.E3]*10^6)" office:value-type="float" office:value="1.1499402308771172">
            <text:p>1.1499402308771172</text:p>
          </table:table-cell>
          <table:table-cell table:style-name="Gnumeric-default" table:formula="of:=[.D24]/[.F24]" office:value-type="float" office:value="74.189073231160449">
            <text:p>74.18907323116045</text:p>
          </table:table-cell>
          <table:table-cell table:style-name="ACE-5" table:formula="of:=([.E24]/[.D24])/10^6" office:value-type="float" office:value="1.2493753589722552">
            <text:p>1.249375358972255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268</text:p>
          </table:table-cell>
          <table:table-cell table:style-name="Gnumeric-default" table:formula="of:=[.B25]*60+[.C25]" office:value-type="float" office:value="85.268000000000001">
            <text:p>85.268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5]/([.E4]*10^6)" office:value-type="float" office:value="1.0828808290155441">
            <text:p>1.082880829015544</text:p>
          </table:table-cell>
          <table:table-cell table:style-name="Gnumeric-default" table:formula="of:=[.D25]/[.F25]" office:value-type="float" office:value="78.741813240444799">
            <text:p>78.7418132404448</text:p>
          </table:table-cell>
          <table:table-cell table:style-name="ACE-5" table:formula="of:=([.E25]/[.D25])/10^6" office:value-type="float" office:value="1.2500347140779657">
            <text:p>1.250034714077965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34</text:p>
          </table:table-cell>
          <table:table-cell table:style-name="Gnumeric-default" table:formula="of:=[.B26]*60+[.C26]" office:value-type="float" office:value="85.334000000000003">
            <text:p>85.33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6]/([.E5]*10^6)" office:value-type="float" office:value="1.1612153829393179">
            <text:p>1.161215382939318</text:p>
          </table:table-cell>
          <table:table-cell table:style-name="Gnumeric-default" table:formula="of:=[.D26]/[.F26]" office:value-type="float" office:value="73.48679775839598">
            <text:p>73.48679775839598</text:p>
          </table:table-cell>
          <table:table-cell table:style-name="ACE-5" table:formula="of:=([.E26]/[.D26])/10^6" office:value-type="float" office:value="1.2490678979070475">
            <text:p>1.24906789790704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40</text:p>
          </table:table-cell>
          <table:table-cell table:style-name="Gnumeric-default" table:formula="of:=[.B27]*60+[.C27]" office:value-type="float" office:value="85.340000000000003">
            <text:p>85.3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7]/([.E6]*10^6)" office:value-type="float" office:value="0.97858942343004041">
            <text:p>0.9785894234300404</text:p>
          </table:table-cell>
          <table:table-cell table:style-name="Gnumeric-default" table:formula="of:=[.D27]/[.F27]" office:value-type="float" office:value="87.207155479849703">
            <text:p>87.2071554798497</text:p>
          </table:table-cell>
          <table:table-cell table:style-name="ACE-5" table:formula="of:=([.E27]/[.D27])/10^6" office:value-type="float" office:value="1.2489800796812749">
            <text:p>1.2489800796812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58</text:p>
          </table:table-cell>
          <table:table-cell table:style-name="Gnumeric-default" table:formula="of:=[.B28]*60+[.C28]" office:value-type="float" office:value="85.358000000000004">
            <text:p>85.358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8]/([.E7]*10^6)" office:value-type="float" office:value="1.1224511373209773">
            <text:p>1.1224511373209773</text:p>
          </table:table-cell>
          <table:table-cell table:style-name="Gnumeric-default" table:formula="of:=[.D28]/[.F28]" office:value-type="float" office:value="76.04607199537358">
            <text:p>76.04607199537358</text:p>
          </table:table-cell>
          <table:table-cell table:style-name="ACE-5" table:formula="of:=([.E28]/[.D28])/10^6" office:value-type="float" office:value="1.2487166990791725">
            <text:p>1.248716699079172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287</text:p>
          </table:table-cell>
          <table:table-cell table:style-name="Gnumeric-default" table:formula="of:=[.B29]*60+[.C29]" office:value-type="float" office:value="85.287000000000006">
            <text:p>85.287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29]/([.E8]*10^6)" office:value-type="float" office:value="1.0000746856821168">
            <text:p>1.0000746856821168</text:p>
          </table:table-cell>
          <table:table-cell table:style-name="Gnumeric-default" table:formula="of:=[.D29]/[.F29]" office:value-type="float" office:value="85.280630757920505">
            <text:p>85.2806307579205</text:p>
          </table:table-cell>
          <table:table-cell table:style-name="ACE-5" table:formula="of:=([.E29]/[.D29])/10^6" office:value-type="float" office:value="1.2497562348306308">
            <text:p>1.24975623483063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7.619</text:p>
          </table:table-cell>
          <table:table-cell table:style-name="Gnumeric-default" table:formula="of:=[.B30]*60+[.C30]" office:value-type="float" office:value="97.619">
            <text:p>97.61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0]/([.E9]*10^6)" office:value-type="float" office:value="1.1365745361484325">
            <text:p>1.1365745361484325</text:p>
          </table:table-cell>
          <table:table-cell table:style-name="Gnumeric-default" table:formula="of:=[.D30]/[.F30]" office:value-type="float" office:value="85.888779745854976">
            <text:p>85.88877974585498</text:p>
          </table:table-cell>
          <table:table-cell table:style-name="ACE-5" table:formula="of:=([.E30]/[.D30])/10^6" office:value-type="float" office:value="1.0918771960376565">
            <text:p>1.091877196037656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39</text:p>
          </table:table-cell>
          <table:table-cell table:style-name="Gnumeric-default" table:formula="of:=[.B31]*60+[.C31]" office:value-type="float" office:value="85.338999999999999">
            <text:p>85.33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1]/([.E10]*10^6)" office:value-type="float" office:value="1.1715537480765004">
            <text:p>1.1715537480765004</text:p>
          </table:table-cell>
          <table:table-cell table:style-name="Gnumeric-default" table:formula="of:=[.D31]/[.F31]" office:value-type="float" office:value="72.842582032717388">
            <text:p>72.84258203271739</text:p>
          </table:table-cell>
          <table:table-cell table:style-name="ACE-5" table:formula="of:=([.E31]/[.D31])/10^6" office:value-type="float" office:value="1.2489947151946943">
            <text:p>1.248994715194694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31</text:p>
          </table:table-cell>
          <table:table-cell table:style-name="Gnumeric-default" table:formula="of:=[.B32]*60+[.C32]" office:value-type="float" office:value="85.430999999999997">
            <text:p>85.431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2]/([.E11]*10^6)" office:value-type="float" office:value="1.2581203966005665">
            <text:p>1.2581203966005665</text:p>
          </table:table-cell>
          <table:table-cell table:style-name="Gnumeric-default" table:formula="of:=[.D32]/[.F32]" office:value-type="float" office:value="67.903676175057669">
            <text:p>67.90367617505767</text:p>
          </table:table-cell>
          <table:table-cell table:style-name="ACE-5" table:formula="of:=([.E32]/[.D32])/10^6" office:value-type="float" office:value="1.2476496821996701">
            <text:p>1.2476496821996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53</text:p>
          </table:table-cell>
          <table:table-cell table:style-name="Gnumeric-default" table:formula="of:=[.B33]*60+[.C33]" office:value-type="float" office:value="85.453000000000003">
            <text:p>85.4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3]/([.E12]*10^6)" office:value-type="float" office:value="1.2495657678780774">
            <text:p>1.2495657678780774</text:p>
          </table:table-cell>
          <table:table-cell table:style-name="Gnumeric-default" table:formula="of:=[.D33]/[.F33]" office:value-type="float" office:value="68.386156372633465">
            <text:p>68.38615637263347</text:p>
          </table:table-cell>
          <table:table-cell table:style-name="ACE-5" table:formula="of:=([.E33]/[.D33])/10^6" office:value-type="float" office:value="1.2473284729617451">
            <text:p>1.24732847296174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44</text:p>
          </table:table-cell>
          <table:table-cell table:style-name="Gnumeric-default" table:formula="of:=[.B34]*60+[.C34]" office:value-type="float" office:value="85.444000000000003">
            <text:p>85.444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4]/([.E13]*10^6)" office:value-type="float" office:value="1.0297358709303448">
            <text:p>1.0297358709303448</text:p>
          </table:table-cell>
          <table:table-cell table:style-name="Gnumeric-default" table:formula="of:=[.D34]/[.F34]" office:value-type="float" office:value="82.976617997004553">
            <text:p>82.97661799700455</text:p>
          </table:table-cell>
          <table:table-cell table:style-name="ACE-5" table:formula="of:=([.E34]/[.D34])/10^6" office:value-type="float" office:value="1.2474598567482797">
            <text:p>1.247459856748279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359</text:p>
          </table:table-cell>
          <table:table-cell table:style-name="Gnumeric-default" table:formula="of:=[.B35]*60+[.C35]" office:value-type="float" office:value="85.359000000000009">
            <text:p>85.35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5]/([.E14]*10^6)" office:value-type="float" office:value="1.0998654421628316">
            <text:p>1.0998654421628316</text:p>
          </table:table-cell>
          <table:table-cell table:style-name="Gnumeric-default" table:formula="of:=[.D35]/[.F35]" office:value-type="float" office:value="77.608584402966343">
            <text:p>77.60858440296634</text:p>
          </table:table-cell>
          <table:table-cell table:style-name="ACE-5" table:formula="of:=([.E35]/[.D35])/10^6" office:value-type="float" office:value="1.2487020700804836">
            <text:p>1.248702070080483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530</text:p>
          </table:table-cell>
          <table:table-cell table:style-name="Gnumeric-default" table:formula="of:=[.B36]*60+[.C36]" office:value-type="float" office:value="85.530000000000001">
            <text:p>85.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6]/([.E15]*10^6)" office:value-type="float" office:value="1.1374235407107032">
            <text:p>1.1374235407107032</text:p>
          </table:table-cell>
          <table:table-cell table:style-name="Gnumeric-default" table:formula="of:=[.D36]/[.F36]" office:value-type="float" office:value="75.196263255249477">
            <text:p>75.19626325524948</text:p>
          </table:table-cell>
          <table:table-cell table:style-name="ACE-5" table:formula="of:=([.E36]/[.D36])/10^6" office:value-type="float" office:value="1.2462055419151175">
            <text:p>1.24620554191511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69</text:p>
          </table:table-cell>
          <table:table-cell table:style-name="Gnumeric-default" table:formula="of:=[.B37]*60+[.C37]" office:value-type="float" office:value="85.468999999999994">
            <text:p>85.469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7]/([.E16]*10^6)" office:value-type="float" office:value="1.1970795148247979">
            <text:p>1.197079514824798</text:p>
          </table:table-cell>
          <table:table-cell table:style-name="Gnumeric-default" table:formula="of:=[.D37]/[.F37]" office:value-type="float" office:value="71.397930497966172">
            <text:p>71.39793049796617</text:p>
          </table:table-cell>
          <table:table-cell table:style-name="ACE-5" table:formula="of:=([.E37]/[.D37])/10^6" office:value-type="float" office:value="1.2470949701061205">
            <text:p>1.247094970106120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405</text:p>
          </table:table-cell>
          <table:table-cell table:style-name="Gnumeric-default" table:formula="of:=[.B38]*60+[.C38]" office:value-type="float" office:value="85.405000000000001">
            <text:p>85.405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8]/([.E17]*10^6)" office:value-type="float" office:value="1.0619503835807511">
            <text:p>1.0619503835807511</text:p>
          </table:table-cell>
          <table:table-cell table:style-name="Gnumeric-default" table:formula="of:=[.D38]/[.F38]" office:value-type="float" office:value="80.422778051104473">
            <text:p>80.42277805110447</text:p>
          </table:table-cell>
          <table:table-cell table:style-name="ACE-5" table:formula="of:=([.E38]/[.D38])/10^6" office:value-type="float" office:value="1.2480295064691762">
            <text:p>1.248029506469176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5.530</text:p>
          </table:table-cell>
          <table:table-cell table:style-name="Gnumeric-default" table:formula="of:=[.B39]*60+[.C39]" office:value-type="float" office:value="85.530000000000001">
            <text:p>85.53</text:p>
          </table:table-cell>
          <table:table-cell table:style-name="Gnumeric-default" office:value-type="float" office:value="106587960">
            <text:p>106587960</text:p>
          </table:table-cell>
          <table:table-cell table:style-name="Gnumeric-default" table:formula="of:=[.E39]/([.E18]*10^6)" office:value-type="float" office:value="1.2221988304093567">
            <text:p>1.2221988304093567</text:p>
          </table:table-cell>
          <table:table-cell table:style-name="Gnumeric-default" table:formula="of:=[.D39]/[.F39]" office:value-type="float" office:value="69.980430247468846">
            <text:p>69.98043024746885</text:p>
          </table:table-cell>
          <table:table-cell table:style-name="ACE-5" table:formula="of:=([.E39]/[.D39])/10^6" office:value-type="float" office:value="1.2462055419151175">
            <text:p>1.246205541915117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2" table:formula="of:=AVERAGE([.D24:.D39])" office:value-type="float" office:value="86.154937500000003">
            <text:p>86.1549</text:p>
          </table:table-cell>
          <table:table-cell table:style-name="ACE-3"/>
          <table:table-cell table:style-name="ACE-2" table:formula="of:=AVERAGE([.F24:.F39])" office:value-type="float" office:value="1.1287012325367172">
            <text:p>1.1287012325367172</text:p>
          </table:table-cell>
          <table:table-cell table:style-name="ACE-2" table:formula="of:=AVERAGE([.G24:.G39])" office:value-type="float" office:value="76.722208827573027">
            <text:p>76.72220882757303</text:p>
          </table:table-cell>
          <table:table-cell table:style-name="ACE-6" table:formula="of:=AVERAGE([.H24:.H39])" office:value-type="float" office:value="1.2384674086360254">
            <text:p>1.2384674086360254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Gnumeric-default"/>
          <table:table-cell table:style-name="ACE-2" table:formula="of:=STDEV([.D24:.D39])" office:value-type="float" office:value="3.0581284792881629">
            <text:p>3.05813</text:p>
          </table:table-cell>
          <table:table-cell table:style-name="Gnumeric-default"/>
          <table:table-cell table:style-name="ACE-2" table:formula="of:=STDEV([.F24:.F39])" office:value-type="float" office:value="0.0834888636127816">
            <text:p>0.0834888636127816</text:p>
          </table:table-cell>
          <table:table-cell table:style-name="ACE-2" table:formula="of:=STDEV([.G24:.G39])" office:value-type="float" office:value="6.2217932434271157">
            <text:p>6.221793243427116</text:p>
          </table:table-cell>
          <table:table-cell table:style-name="ACE-6" table:formula="of:=STDEV([.H24:.H39])" office:value-type="float" office:value="0.039108177914913625">
            <text:p>0.039108177914913625</text:p>
          </table:table-cell>
          <table:table-cell table:number-columns-repeated="248" table:style-name="Gnumeric-default"/>
        </table:table-row>
        <table:table-row table:style-name="AROW-1" table:number-rows-repeated="10">
          <table:table-cell table:number-columns-repeated="256"/>
        </table:table-row>
        <table:table-row table:style-name="AROW-0" table:number-rows-repeated="6548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17:55:22Z</dc:date>
    <meta:creation-date>2020-04-07T15:17:04Z</meta:creation-date>
    <meta:generator>gnumeric/1.12.35</meta:generator>
  </office:meta>
</office:document-meta>
</file>